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31mm" fo:break-before="auto" style:use-optimal-row-height="false"/>
    </style:style>
    <style:style style:name="ro6" style:family="table-row">
      <style:table-row-properties style:row-height="5.04mm" fo:break-before="page" style:use-optimal-row-height="false"/>
    </style:style>
    <style:style style:name="ro7" style:family="table-row">
      <style:table-row-properties style:row-height="5.04mm" fo:break-before="auto" style:use-optimal-row-height="fals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7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05227" calcext:value-type="float">
            <text:p>105,227</text:p>
          </table:table-cell>
          <table:table-cell table:style-name="ce38" table:formula="of:=SUM([.D10];[.D88];[.D91];)" office:value-type="float" office:value="4782" calcext:value-type="float">
            <text:p>4,782</text:p>
          </table:table-cell>
          <table:table-cell table:style-name="ce38" table:formula="of:=SUM([.E10];[.E88];[.E91];)" office:value-type="float" office:value="9019" calcext:value-type="float">
            <text:p>9,019</text:p>
          </table:table-cell>
          <table:table-cell table:style-name="ce38" table:formula="of:=SUM([.F10];[.F88];[.F91];)" office:value-type="float" office:value="3751" calcext:value-type="float">
            <text:p>3,751</text:p>
          </table:table-cell>
          <table:table-cell table:style-name="ce38" table:formula="of:=SUM([.G10];[.G88];[.G91];)" office:value-type="float" office:value="10533" calcext:value-type="float">
            <text:p>10,533</text:p>
          </table:table-cell>
          <table:table-cell table:style-name="ce38" table:formula="of:=SUM([.H10];[.H88];[.H91];)" office:value-type="float" office:value="442" calcext:value-type="float">
            <text:p>442</text:p>
          </table:table-cell>
          <table:table-cell table:style-name="ce38" table:formula="of:=SUM([.I10];[.I88];[.I91];)" office:value-type="float" office:value="3" calcext:value-type="float">
            <text:p>3</text:p>
          </table:table-cell>
          <table:table-cell table:style-name="ce38" table:formula="of:=SUM([.J10];[.J88];[.J91];)" office:value-type="float" office:value="30855" calcext:value-type="float">
            <text:p>30,855</text:p>
          </table:table-cell>
          <table:table-cell table:style-name="ce38" table:formula="of:=SUM([.K10];[.K88];[.K91];)" office:value-type="float" office:value="43529" calcext:value-type="float">
            <text:p>43,529</text:p>
          </table:table-cell>
          <table:table-cell table:style-name="ce38" table:formula="of:=SUM([.L10];[.L88];[.L91];)" office:value-type="float" office:value="2312" calcext:value-type="float">
            <text:p>2,312</text:p>
          </table:table-cell>
          <table:table-cell table:style-name="ce38" table:formula="of:=SUM([.M10];[.M88];[.M91];)" office:value-type="float" office:value="1" calcext:value-type="float">
            <text:p>1</text:p>
          </table:table-cell>
          <table:table-cell table:style-name="ce38" table:formula="of:=SUM([.N10];[.N88];[.N91];)" office:value-type="float" office:value="103029" calcext:value-type="float">
            <text:p>103,029</text:p>
          </table:table-cell>
          <table:table-cell table:style-name="ce38" table:formula="of:=SUM([.O10];[.O88];[.O91];)" office:value-type="float" office:value="4817" calcext:value-type="float">
            <text:p>4,817</text:p>
          </table:table-cell>
          <table:table-cell table:style-name="ce38" table:formula="of:=SUM([.P10];[.P88];[.P91];)" office:value-type="float" office:value="6913" calcext:value-type="float">
            <text:p>6,913</text:p>
          </table:table-cell>
          <table:table-cell table:style-name="ce38" table:formula="of:=SUM([.Q10];[.Q88];[.Q91];)" office:value-type="float" office:value="3813" calcext:value-type="float">
            <text:p>3,813</text:p>
          </table:table-cell>
          <table:table-cell table:style-name="ce38" table:formula="of:=SUM([.R10];[.R88];[.R91];)" office:value-type="float" office:value="12588" calcext:value-type="float">
            <text:p>12,588</text:p>
          </table:table-cell>
          <table:table-cell table:style-name="ce38" table:formula="of:=SUM([.S10];[.S88];[.S91];)" office:value-type="float" office:value="425" calcext:value-type="float">
            <text:p>425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0852" calcext:value-type="float">
            <text:p>30,852</text:p>
          </table:table-cell>
          <table:table-cell table:style-name="ce38" table:formula="of:=SUM([.V10];[.V88];[.V91];)" office:value-type="float" office:value="43534" calcext:value-type="float">
            <text:p>43,534</text:p>
          </table:table-cell>
          <table:table-cell table:style-name="ce38" table:formula="of:=SUM([.W10];[.W88];[.W91];)" office:value-type="float" office:value="52" calcext:value-type="float">
            <text:p>52</text:p>
          </table:table-cell>
          <table:table-cell table:style-name="ce55" table:formula="of:=SUM([.X10];[.X88];[.X91];)" office:value-type="float" office:value="35" calcext:value-type="float">
            <text:p>35</text:p>
          </table:table-cell>
          <table:table-cell table:style-name="ce65" table:formula="of:=[.C7]-[.N7]" office:value-type="float" office:value="2198" calcext:value-type="float">
            <text:p>2,198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7628" calcext:value-type="float">
            <text:p>47,628</text:p>
          </table:table-cell>
          <table:table-cell table:style-name="ce39" table:formula="of:=SUM([.D11];[.D89];[.D92];)" office:value-type="float" office:value="2103" calcext:value-type="float">
            <text:p>2,103</text:p>
          </table:table-cell>
          <table:table-cell table:style-name="ce39" table:formula="of:=SUM([.E11];[.E89];[.E92];)" office:value-type="float" office:value="4249" calcext:value-type="float">
            <text:p>4,249</text:p>
          </table:table-cell>
          <table:table-cell table:style-name="ce39" table:formula="of:=SUM([.F11];[.F89];[.F92];)" office:value-type="float" office:value="1760" calcext:value-type="float">
            <text:p>1,760</text:p>
          </table:table-cell>
          <table:table-cell table:style-name="ce39" table:formula="of:=SUM([.G11];[.G89];[.G92];)" office:value-type="float" office:value="4809" calcext:value-type="float">
            <text:p>4,809</text:p>
          </table:table-cell>
          <table:table-cell table:style-name="ce39" table:formula="of:=SUM([.H11];[.H89];[.H92];)" office:value-type="float" office:value="277" calcext:value-type="float">
            <text:p>277</text:p>
          </table:table-cell>
          <table:table-cell table:style-name="ce39" table:formula="of:=SUM([.I11];[.I89];[.I92];)" office:value-type="float" office:value="2" calcext:value-type="float">
            <text:p>2</text:p>
          </table:table-cell>
          <table:table-cell table:style-name="ce39" table:formula="of:=SUM([.J11];[.J89];[.J92];)" office:value-type="float" office:value="14232" calcext:value-type="float">
            <text:p>14,232</text:p>
          </table:table-cell>
          <table:table-cell table:style-name="ce39" table:formula="of:=SUM([.K11];[.K89];[.K92];)" office:value-type="float" office:value="19794" calcext:value-type="float">
            <text:p>19,794</text:p>
          </table:table-cell>
          <table:table-cell table:style-name="ce39" table:formula="of:=SUM([.L11];[.L89];[.L92];)" office:value-type="float" office:value="401" calcext:value-type="float">
            <text:p>401</text:p>
          </table:table-cell>
          <table:table-cell table:style-name="ce39" table:formula="of:=SUM([.M11];[.M89];[.M92];)" office:value-type="float" office:value="1" calcext:value-type="float">
            <text:p>1</text:p>
          </table:table-cell>
          <table:table-cell table:style-name="ce39" table:formula="of:=SUM([.N11];[.N89];[.N92];)" office:value-type="float" office:value="47378" calcext:value-type="float">
            <text:p>47,378</text:p>
          </table:table-cell>
          <table:table-cell table:style-name="ce39" table:formula="of:=SUM([.O11];[.O89];[.O92];)" office:value-type="float" office:value="2209" calcext:value-type="float">
            <text:p>2,209</text:p>
          </table:table-cell>
          <table:table-cell table:style-name="ce39" table:formula="of:=SUM([.P11];[.P89];[.P92];)" office:value-type="float" office:value="3146" calcext:value-type="float">
            <text:p>3,146</text:p>
          </table:table-cell>
          <table:table-cell table:style-name="ce39" table:formula="of:=SUM([.Q11];[.Q89];[.Q92];)" office:value-type="float" office:value="1738" calcext:value-type="float">
            <text:p>1,738</text:p>
          </table:table-cell>
          <table:table-cell table:style-name="ce39" table:formula="of:=SUM([.R11];[.R89];[.R92];)" office:value-type="float" office:value="5983" calcext:value-type="float">
            <text:p>5,983</text:p>
          </table:table-cell>
          <table:table-cell table:style-name="ce39" table:formula="of:=SUM([.S11];[.S89];[.S92];)" office:value-type="float" office:value="223" calcext:value-type="float">
            <text:p>223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4231" calcext:value-type="float">
            <text:p>14,231</text:p>
          </table:table-cell>
          <table:table-cell table:style-name="ce39" table:formula="of:=SUM([.V11];[.V89];[.V92];)" office:value-type="float" office:value="19796" calcext:value-type="float">
            <text:p>19,796</text:p>
          </table:table-cell>
          <table:table-cell table:style-name="ce39" table:formula="of:=SUM([.W11];[.W89];[.W92];)" office:value-type="float" office:value="28" calcext:value-type="float">
            <text:p>28</text:p>
          </table:table-cell>
          <table:table-cell table:style-name="ce56" table:formula="of:=SUM([.X11];[.X89];[.X92];)" office:value-type="float" office:value="24" calcext:value-type="float">
            <text:p>24</text:p>
          </table:table-cell>
          <table:table-cell table:style-name="ce66" table:formula="of:=[.C8]-[.N8]" office:value-type="float" office:value="250" calcext:value-type="float">
            <text:p>250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7599" calcext:value-type="float">
            <text:p>57,599</text:p>
          </table:table-cell>
          <table:table-cell table:style-name="ce40" table:formula="of:=SUM([.D12];[.D90];[.D93];)" office:value-type="float" office:value="2679" calcext:value-type="float">
            <text:p>2,679</text:p>
          </table:table-cell>
          <table:table-cell table:style-name="ce40" table:formula="of:=SUM([.E12];[.E90];[.E93];)" office:value-type="float" office:value="4770" calcext:value-type="float">
            <text:p>4,770</text:p>
          </table:table-cell>
          <table:table-cell table:style-name="ce40" table:formula="of:=SUM([.F12];[.F90];[.F93];)" office:value-type="float" office:value="1991" calcext:value-type="float">
            <text:p>1,991</text:p>
          </table:table-cell>
          <table:table-cell table:style-name="ce40" table:formula="of:=SUM([.G12];[.G90];[.G93];)" office:value-type="float" office:value="5724" calcext:value-type="float">
            <text:p>5,724</text:p>
          </table:table-cell>
          <table:table-cell table:style-name="ce40" table:formula="of:=SUM([.H12];[.H90];[.H93];)" office:value-type="float" office:value="165" calcext:value-type="float">
            <text:p>165</text:p>
          </table:table-cell>
          <table:table-cell table:style-name="ce40" table:formula="of:=SUM([.I12];[.I90];[.I93];)" office:value-type="float" office:value="1" calcext:value-type="float">
            <text:p>1</text:p>
          </table:table-cell>
          <table:table-cell table:style-name="ce40" table:formula="of:=SUM([.J12];[.J90];[.J93];)" office:value-type="float" office:value="16623" calcext:value-type="float">
            <text:p>16,623</text:p>
          </table:table-cell>
          <table:table-cell table:style-name="ce40" table:formula="of:=SUM([.K12];[.K90];[.K93];)" office:value-type="float" office:value="23735" calcext:value-type="float">
            <text:p>23,735</text:p>
          </table:table-cell>
          <table:table-cell table:style-name="ce40" table:formula="of:=SUM([.L12];[.L90];[.L93];)" office:value-type="float" office:value="1911" calcext:value-type="float">
            <text:p>1,911</text:p>
          </table:table-cell>
          <table:table-cell table:style-name="ce40" table:formula="of:=SUM([.M12];[.M90];[.M93];)" office:value-type="float" office:value="0" calcext:value-type="float">
            <text:p>-</text:p>
          </table:table-cell>
          <table:table-cell table:style-name="ce40" table:formula="of:=SUM([.N12];[.N90];[.N93];)" office:value-type="float" office:value="55651" calcext:value-type="float">
            <text:p>55,651</text:p>
          </table:table-cell>
          <table:table-cell table:style-name="ce40" table:formula="of:=SUM([.O12];[.O90];[.O93];)" office:value-type="float" office:value="2608" calcext:value-type="float">
            <text:p>2,608</text:p>
          </table:table-cell>
          <table:table-cell table:style-name="ce40" table:formula="of:=SUM([.P12];[.P90];[.P93];)" office:value-type="float" office:value="3767" calcext:value-type="float">
            <text:p>3,767</text:p>
          </table:table-cell>
          <table:table-cell table:style-name="ce40" table:formula="of:=SUM([.Q12];[.Q90];[.Q93];)" office:value-type="float" office:value="2075" calcext:value-type="float">
            <text:p>2,075</text:p>
          </table:table-cell>
          <table:table-cell table:style-name="ce40" table:formula="of:=SUM([.R12];[.R90];[.R93];)" office:value-type="float" office:value="6605" calcext:value-type="float">
            <text:p>6,605</text:p>
          </table:table-cell>
          <table:table-cell table:style-name="ce40" table:formula="of:=SUM([.S12];[.S90];[.S93];)" office:value-type="float" office:value="202" calcext:value-type="float">
            <text:p>202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6621" calcext:value-type="float">
            <text:p>16,621</text:p>
          </table:table-cell>
          <table:table-cell table:style-name="ce40" table:formula="of:=SUM([.V12];[.V90];[.V93];)" office:value-type="float" office:value="23738" calcext:value-type="float">
            <text:p>23,738</text:p>
          </table:table-cell>
          <table:table-cell table:style-name="ce40" table:formula="of:=SUM([.W12];[.W90];[.W93];)" office:value-type="float" office:value="24" calcext:value-type="float">
            <text:p>24</text:p>
          </table:table-cell>
          <table:table-cell table:style-name="ce57" table:formula="of:=SUM([.X12];[.X90];[.X93];)" office:value-type="float" office:value="11" calcext:value-type="float">
            <text:p>11</text:p>
          </table:table-cell>
          <table:table-cell table:style-name="ce67" table:formula="of:=[.C9]-[.N9]" office:value-type="float" office:value="1948" calcext:value-type="float">
            <text:p>1,948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04641" calcext:value-type="float">
            <text:p>104,641</text:p>
          </table:table-cell>
          <table:table-cell table:style-name="ce38" table:formula="of:=SUM([.D13];[.D79];[.D82])" office:value-type="float" office:value="4776" calcext:value-type="float">
            <text:p>4,776</text:p>
          </table:table-cell>
          <table:table-cell table:style-name="ce38" table:formula="of:=SUM([.E13];[.E79];[.E82])" office:value-type="float" office:value="8981" calcext:value-type="float">
            <text:p>8,981</text:p>
          </table:table-cell>
          <table:table-cell table:style-name="ce38" table:formula="of:=SUM([.F13];[.F79];[.F82])" office:value-type="float" office:value="3736" calcext:value-type="float">
            <text:p>3,736</text:p>
          </table:table-cell>
          <table:table-cell table:style-name="ce38" table:formula="of:=SUM([.G13];[.G79];[.G82])" office:value-type="float" office:value="10158" calcext:value-type="float">
            <text:p>10,158</text:p>
          </table:table-cell>
          <table:table-cell table:style-name="ce38" table:formula="of:=SUM([.H13];[.H79];[.H82])" office:value-type="float" office:value="442" calcext:value-type="float">
            <text:p>442</text:p>
          </table:table-cell>
          <table:table-cell table:style-name="ce38" table:formula="of:=SUM([.I13];[.I79];[.I82])" office:value-type="float" office:value="3" calcext:value-type="float">
            <text:p>3</text:p>
          </table:table-cell>
          <table:table-cell table:style-name="ce38" table:formula="of:=SUM([.J13];[.J79];[.J82])" office:value-type="float" office:value="30853" calcext:value-type="float">
            <text:p>30,853</text:p>
          </table:table-cell>
          <table:table-cell table:style-name="ce38" table:formula="of:=SUM([.K13];[.K79];[.K82])" office:value-type="float" office:value="43387" calcext:value-type="float">
            <text:p>43,387</text:p>
          </table:table-cell>
          <table:table-cell table:style-name="ce38" table:formula="of:=SUM([.L13];[.L79];[.L82])" office:value-type="float" office:value="2304" calcext:value-type="float">
            <text:p>2,304</text:p>
          </table:table-cell>
          <table:table-cell table:style-name="ce38" table:formula="of:=SUM([.M13];[.M79];[.M82])" office:value-type="float" office:value="1" calcext:value-type="float">
            <text:p>1</text:p>
          </table:table-cell>
          <table:table-cell table:style-name="ce38" table:formula="of:=SUM([.N13];[.N79];[.N82])" office:value-type="float" office:value="102430" calcext:value-type="float">
            <text:p>102,430</text:p>
          </table:table-cell>
          <table:table-cell table:style-name="ce38" table:formula="of:=SUM([.O13];[.O79];[.O82])" office:value-type="float" office:value="4804" calcext:value-type="float">
            <text:p>4,804</text:p>
          </table:table-cell>
          <table:table-cell table:style-name="ce38" table:formula="of:=SUM([.P13];[.P79];[.P82])" office:value-type="float" office:value="6853" calcext:value-type="float">
            <text:p>6,853</text:p>
          </table:table-cell>
          <table:table-cell table:style-name="ce38" table:formula="of:=SUM([.Q13];[.Q79];[.Q82])" office:value-type="float" office:value="3787" calcext:value-type="float">
            <text:p>3,787</text:p>
          </table:table-cell>
          <table:table-cell table:style-name="ce38" table:formula="of:=SUM([.R13];[.R79];[.R82])" office:value-type="float" office:value="12232" calcext:value-type="float">
            <text:p>12,232</text:p>
          </table:table-cell>
          <table:table-cell table:style-name="ce38" table:formula="of:=SUM([.S13];[.S79];[.S82])" office:value-type="float" office:value="425" calcext:value-type="float">
            <text:p>425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0850" calcext:value-type="float">
            <text:p>30,850</text:p>
          </table:table-cell>
          <table:table-cell table:style-name="ce38" table:formula="of:=SUM([.V13];[.V79];[.V82])" office:value-type="float" office:value="43392" calcext:value-type="float">
            <text:p>43,392</text:p>
          </table:table-cell>
          <table:table-cell table:style-name="ce38" table:formula="of:=SUM([.W13];[.W79];[.W82])" office:value-type="float" office:value="52" calcext:value-type="float">
            <text:p>52</text:p>
          </table:table-cell>
          <table:table-cell table:style-name="ce55" table:formula="of:=SUM([.X13];[.X79];[.X82])" office:value-type="float" office:value="35" calcext:value-type="float">
            <text:p>35</text:p>
          </table:table-cell>
          <table:table-cell table:style-name="ce68" table:formula="of:=[.C10]-[.N10]" office:value-type="float" office:value="2211" calcext:value-type="float">
            <text:p>2,211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7329" calcext:value-type="float">
            <text:p>47,329</text:p>
          </table:table-cell>
          <table:table-cell table:style-name="ce39" table:formula="of:=SUM([.D14];[.D80];[.D83])" office:value-type="float" office:value="2099" calcext:value-type="float">
            <text:p>2,099</text:p>
          </table:table-cell>
          <table:table-cell table:style-name="ce39" table:formula="of:=SUM([.E14];[.E80];[.E83])" office:value-type="float" office:value="4232" calcext:value-type="float">
            <text:p>4,232</text:p>
          </table:table-cell>
          <table:table-cell table:style-name="ce39" table:formula="of:=SUM([.F14];[.F80];[.F83])" office:value-type="float" office:value="1750" calcext:value-type="float">
            <text:p>1,750</text:p>
          </table:table-cell>
          <table:table-cell table:style-name="ce39" table:formula="of:=SUM([.G14];[.G80];[.G83])" office:value-type="float" office:value="4610" calcext:value-type="float">
            <text:p>4,610</text:p>
          </table:table-cell>
          <table:table-cell table:style-name="ce39" table:formula="of:=SUM([.H14];[.H80];[.H83])" office:value-type="float" office:value="277" calcext:value-type="float">
            <text:p>277</text:p>
          </table:table-cell>
          <table:table-cell table:style-name="ce39" table:formula="of:=SUM([.I14];[.I80];[.I83])" office:value-type="float" office:value="2" calcext:value-type="float">
            <text:p>2</text:p>
          </table:table-cell>
          <table:table-cell table:style-name="ce39" table:formula="of:=SUM([.J14];[.J80];[.J83])" office:value-type="float" office:value="14230" calcext:value-type="float">
            <text:p>14,230</text:p>
          </table:table-cell>
          <table:table-cell table:style-name="ce39" table:formula="of:=SUM([.K14];[.K80];[.K83])" office:value-type="float" office:value="19728" calcext:value-type="float">
            <text:p>19,728</text:p>
          </table:table-cell>
          <table:table-cell table:style-name="ce39" table:formula="of:=SUM([.L14];[.L80];[.L83])" office:value-type="float" office:value="400" calcext:value-type="float">
            <text:p>400</text:p>
          </table:table-cell>
          <table:table-cell table:style-name="ce39" table:formula="of:=SUM([.M14];[.M80];[.M83])" office:value-type="float" office:value="1" calcext:value-type="float">
            <text:p>1</text:p>
          </table:table-cell>
          <table:table-cell table:style-name="ce39" table:formula="of:=SUM([.N14];[.N80];[.N83])" office:value-type="float" office:value="47024" calcext:value-type="float">
            <text:p>47,024</text:p>
          </table:table-cell>
          <table:table-cell table:style-name="ce39" table:formula="of:=SUM([.O14];[.O80];[.O83])" office:value-type="float" office:value="2200" calcext:value-type="float">
            <text:p>2,200</text:p>
          </table:table-cell>
          <table:table-cell table:style-name="ce39" table:formula="of:=SUM([.P14];[.P80];[.P83])" office:value-type="float" office:value="3106" calcext:value-type="float">
            <text:p>3,106</text:p>
          </table:table-cell>
          <table:table-cell table:style-name="ce39" table:formula="of:=SUM([.Q14];[.Q80];[.Q83])" office:value-type="float" office:value="1721" calcext:value-type="float">
            <text:p>1,721</text:p>
          </table:table-cell>
          <table:table-cell table:style-name="ce39" table:formula="of:=SUM([.R14];[.R80];[.R83])" office:value-type="float" office:value="5763" calcext:value-type="float">
            <text:p>5,763</text:p>
          </table:table-cell>
          <table:table-cell table:style-name="ce39" table:formula="of:=SUM([.S14];[.S80];[.S83])" office:value-type="float" office:value="223" calcext:value-type="float">
            <text:p>223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4229" calcext:value-type="float">
            <text:p>14,229</text:p>
          </table:table-cell>
          <table:table-cell table:style-name="ce39" table:formula="of:=SUM([.V14];[.V80];[.V83])" office:value-type="float" office:value="19730" calcext:value-type="float">
            <text:p>19,730</text:p>
          </table:table-cell>
          <table:table-cell table:style-name="ce39" table:formula="of:=SUM([.W14];[.W80];[.W83])" office:value-type="float" office:value="28" calcext:value-type="float">
            <text:p>28</text:p>
          </table:table-cell>
          <table:table-cell table:style-name="ce56" table:formula="of:=SUM([.X14];[.X80];[.X83])" office:value-type="float" office:value="24" calcext:value-type="float">
            <text:p>24</text:p>
          </table:table-cell>
          <table:table-cell table:style-name="ce69" table:formula="of:=[.C11]-[.N11]" office:value-type="float" office:value="305" calcext:value-type="float">
            <text:p>305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7312" calcext:value-type="float">
            <text:p>57,312</text:p>
          </table:table-cell>
          <table:table-cell table:style-name="ce40" table:formula="of:=SUM([.D15];[.D81];[.D84])" office:value-type="float" office:value="2677" calcext:value-type="float">
            <text:p>2,677</text:p>
          </table:table-cell>
          <table:table-cell table:style-name="ce40" table:formula="of:=SUM([.E15];[.E81];[.E84])" office:value-type="float" office:value="4749" calcext:value-type="float">
            <text:p>4,749</text:p>
          </table:table-cell>
          <table:table-cell table:style-name="ce40" table:formula="of:=SUM([.F15];[.F81];[.F84])" office:value-type="float" office:value="1986" calcext:value-type="float">
            <text:p>1,986</text:p>
          </table:table-cell>
          <table:table-cell table:style-name="ce40" table:formula="of:=SUM([.G15];[.G81];[.G84])" office:value-type="float" office:value="5548" calcext:value-type="float">
            <text:p>5,548</text:p>
          </table:table-cell>
          <table:table-cell table:style-name="ce40" table:formula="of:=SUM([.H15];[.H81];[.H84])" office:value-type="float" office:value="165" calcext:value-type="float">
            <text:p>165</text:p>
          </table:table-cell>
          <table:table-cell table:style-name="ce40" table:formula="of:=SUM([.I15];[.I81];[.I84])" office:value-type="float" office:value="1" calcext:value-type="float">
            <text:p>1</text:p>
          </table:table-cell>
          <table:table-cell table:style-name="ce40" table:formula="of:=SUM([.J15];[.J81];[.J84])" office:value-type="float" office:value="16623" calcext:value-type="float">
            <text:p>16,623</text:p>
          </table:table-cell>
          <table:table-cell table:style-name="ce40" table:formula="of:=SUM([.K15];[.K81];[.K84])" office:value-type="float" office:value="23659" calcext:value-type="float">
            <text:p>23,659</text:p>
          </table:table-cell>
          <table:table-cell table:style-name="ce40" table:formula="of:=SUM([.L15];[.L81];[.L84])" office:value-type="float" office:value="1904" calcext:value-type="float">
            <text:p>1,904</text:p>
          </table:table-cell>
          <table:table-cell table:style-name="ce40" table:formula="of:=SUM([.M15];[.M81];[.M84])" office:value-type="float" office:value="0" calcext:value-type="float">
            <text:p>-</text:p>
          </table:table-cell>
          <table:table-cell table:style-name="ce40" table:formula="of:=SUM([.N15];[.N81];[.N84])" office:value-type="float" office:value="55406" calcext:value-type="float">
            <text:p>55,406</text:p>
          </table:table-cell>
          <table:table-cell table:style-name="ce40" table:formula="of:=SUM([.O15];[.O81];[.O84])" office:value-type="float" office:value="2604" calcext:value-type="float">
            <text:p>2,604</text:p>
          </table:table-cell>
          <table:table-cell table:style-name="ce40" table:formula="of:=SUM([.P15];[.P81];[.P84])" office:value-type="float" office:value="3747" calcext:value-type="float">
            <text:p>3,747</text:p>
          </table:table-cell>
          <table:table-cell table:style-name="ce40" table:formula="of:=SUM([.Q15];[.Q81];[.Q84])" office:value-type="float" office:value="2066" calcext:value-type="float">
            <text:p>2,066</text:p>
          </table:table-cell>
          <table:table-cell table:style-name="ce40" table:formula="of:=SUM([.R15];[.R81];[.R84])" office:value-type="float" office:value="6469" calcext:value-type="float">
            <text:p>6,469</text:p>
          </table:table-cell>
          <table:table-cell table:style-name="ce40" table:formula="of:=SUM([.S15];[.S81];[.S84])" office:value-type="float" office:value="202" calcext:value-type="float">
            <text:p>202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6621" calcext:value-type="float">
            <text:p>16,621</text:p>
          </table:table-cell>
          <table:table-cell table:style-name="ce40" table:formula="of:=SUM([.V15];[.V81];[.V84])" office:value-type="float" office:value="23662" calcext:value-type="float">
            <text:p>23,662</text:p>
          </table:table-cell>
          <table:table-cell table:style-name="ce40" table:formula="of:=SUM([.W15];[.W81];[.W84])" office:value-type="float" office:value="24" calcext:value-type="float">
            <text:p>24</text:p>
          </table:table-cell>
          <table:table-cell table:style-name="ce57" table:formula="of:=SUM([.X15];[.X81];[.X84])" office:value-type="float" office:value="11" calcext:value-type="float">
            <text:p>11</text:p>
          </table:table-cell>
          <table:table-cell table:style-name="ce70" table:formula="of:=[.C12]-[.N12]" office:value-type="float" office:value="1906" calcext:value-type="float">
            <text:p>1,906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0786" calcext:value-type="float">
            <text:p>80,786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741" calcext:value-type="float">
            <text:p>2,741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8715" calcext:value-type="float">
            <text:p>8,715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520" calcext:value-type="float">
            <text:p>3,520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356" calcext:value-type="float">
            <text:p>356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3" calcext:value-type="float">
            <text:p>3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0853" calcext:value-type="float">
            <text:p>30,853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2778" calcext:value-type="float">
            <text:p>32,778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819" calcext:value-type="float">
            <text:p>1,819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1" calcext:value-type="float">
            <text:p>1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76904" calcext:value-type="float">
            <text:p>76,904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689" calcext:value-type="float">
            <text:p>2,689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6637" calcext:value-type="float">
            <text:p>6,637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521" calcext:value-type="float">
            <text:p>3,521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75" calcext:value-type="float">
            <text:p>375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0850" calcext:value-type="float">
            <text:p>30,850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2783" calcext:value-type="float">
            <text:p>32,783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23" calcext:value-type="float">
            <text:p>23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26" calcext:value-type="float">
            <text:p>26</text:p>
          </table:table-cell>
          <table:table-cell table:style-name="ce68" table:formula="of:=[.C13]-[.N13]" office:value-type="float" office:value="3882" calcext:value-type="float">
            <text:p>3,882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6560" calcext:value-type="float">
            <text:p>36,560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225" calcext:value-type="float">
            <text:p>1,225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4115" calcext:value-type="float">
            <text:p>4,115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651" calcext:value-type="float">
            <text:p>1,651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220" calcext:value-type="float">
            <text:p>220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2" calcext:value-type="float">
            <text:p>2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4230" calcext:value-type="float">
            <text:p>14,230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4866" calcext:value-type="float">
            <text:p>14,866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50" calcext:value-type="float">
            <text:p>250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1" calcext:value-type="float">
            <text:p>1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5203" calcext:value-type="float">
            <text:p>35,203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271" calcext:value-type="float">
            <text:p>1,271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3007" calcext:value-type="float">
            <text:p>3,007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604" calcext:value-type="float">
            <text:p>1,604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99" calcext:value-type="float">
            <text:p>199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4229" calcext:value-type="float">
            <text:p>14,229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4868" calcext:value-type="float">
            <text:p>14,868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8" calcext:value-type="float">
            <text:p>8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17" calcext:value-type="float">
            <text:p>17</text:p>
          </table:table-cell>
          <table:table-cell table:style-name="ce69" table:formula="of:=[.C14]-[.N14]" office:value-type="float" office:value="1357" calcext:value-type="float">
            <text:p>1,357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4226" calcext:value-type="float">
            <text:p>44,226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516" calcext:value-type="float">
            <text:p>1,516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600" calcext:value-type="float">
            <text:p>4,600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869" calcext:value-type="float">
            <text:p>1,869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136" calcext:value-type="float">
            <text:p>136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1" calcext:value-type="float">
            <text:p>1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6623" calcext:value-type="float">
            <text:p>16,623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7912" calcext:value-type="float">
            <text:p>17,912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569" calcext:value-type="float">
            <text:p>1,569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0" calcext:value-type="float">
            <text:p>-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1701" calcext:value-type="float">
            <text:p>41,701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418" calcext:value-type="float">
            <text:p>1,418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3630" calcext:value-type="float">
            <text:p>3,630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917" calcext:value-type="float">
            <text:p>1,917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76" calcext:value-type="float">
            <text:p>176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6621" calcext:value-type="float">
            <text:p>16,621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7915" calcext:value-type="float">
            <text:p>17,915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5" calcext:value-type="float">
            <text:p>15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9" calcext:value-type="float">
            <text:p>9</text:p>
          </table:table-cell>
          <table:table-cell table:style-name="ce70" table:formula="of:=[.C15]-[.N15]" office:value-type="float" office:value="2525" calcext:value-type="float">
            <text:p>2,52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140" calcext:value-type="float">
            <text:p>20,140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5929" calcext:value-type="float">
            <text:p>5,929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13" calcext:value-type="float">
            <text:p>4,813</text:p>
          </table:table-cell>
          <table:table-cell table:style-name="ce41" office:value-type="float" office:value="7577" calcext:value-type="float">
            <text:p>7,577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81" calcext:value-type="float">
            <text:p>17,681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4033" calcext:value-type="float">
            <text:p>4,033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67" calcext:value-type="float">
            <text:p>4,667</text:p>
          </table:table-cell>
          <table:table-cell table:style-name="ce41" office:value-type="float" office:value="7580" calcext:value-type="float">
            <text:p>7,580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16]-[.N16]" office:value-type="float" office:value="2459" calcext:value-type="float">
            <text:p>2,45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11" calcext:value-type="float">
            <text:p>9,11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5" calcext:value-type="float">
            <text:p>2,195</text:p>
          </table:table-cell>
          <table:table-cell table:style-name="ce42" office:value-type="float" office:value="3382" calcext:value-type="float">
            <text:p>3,382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07" calcext:value-type="float">
            <text:p>8,107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1845" calcext:value-type="float">
            <text:p>1,845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0" calcext:value-type="float">
            <text:p>2,250</text:p>
          </table:table-cell>
          <table:table-cell table:style-name="ce42" office:value-type="float" office:value="3383" calcext:value-type="float">
            <text:p>3,383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17]-[.N17]" office:value-type="float" office:value="1004" calcext:value-type="float">
            <text:p>1,00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029" calcext:value-type="float">
            <text:p>11,029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3156" calcext:value-type="float">
            <text:p>3,15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18" calcext:value-type="float">
            <text:p>2,618</text:p>
          </table:table-cell>
          <table:table-cell table:style-name="ce43" office:value-type="float" office:value="4195" calcext:value-type="float">
            <text:p>4,195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74" calcext:value-type="float">
            <text:p>9,574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2188" calcext:value-type="float">
            <text:p>2,188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7" calcext:value-type="float">
            <text:p>2,417</text:p>
          </table:table-cell>
          <table:table-cell table:style-name="ce43" office:value-type="float" office:value="4197" calcext:value-type="float">
            <text:p>4,197</text:p>
          </table:table-cell>
          <table:table-cell table:style-name="ce43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18]-[.N18]" office:value-type="float" office:value="1455" calcext:value-type="float">
            <text:p>1,45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19]-[.N19]" office:value-type="float" office:value="32" calcext:value-type="float">
            <text:p>3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0]-[.N20]" office:value-type="float" office:value="-2" calcext:value-type="float">
            <text:p><text:s text:c="7"/>－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7" calcext:value-type="float">
            <text:p>1,17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696" calcext:value-type="float">
            <text:p>69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696" calcext:value-type="float">
            <text:p>69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34" calcext:value-type="float">
            <text:p>3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438" calcext:value-type="float">
            <text:p>9,438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4206" calcext:value-type="float">
            <text:p>4,206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40" calcext:value-type="float">
            <text:p>7,840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4206" calcext:value-type="float">
            <text:p>4,20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2]-[.N22]" office:value-type="float" office:value="1598" calcext:value-type="float">
            <text:p>1,59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310" calcext:value-type="float">
            <text:p>4,310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14" calcext:value-type="float">
            <text:p>3,614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4" calcext:value-type="float">
            <text:p>1,254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3]-[.N23]" office:value-type="float" office:value="696" calcext:value-type="float">
            <text:p>69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128" calcext:value-type="float">
            <text:p>5,128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26" calcext:value-type="float">
            <text:p>4,226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8" calcext:value-type="float">
            <text:p>1,368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4]-[.N24]" office:value-type="float" office:value="902" calcext:value-type="float">
            <text:p>90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81" calcext:value-type="float">
            <text:p>2,18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25]-[.N25]" office:value-type="float" office:value="403" calcext:value-type="float">
            <text:p>403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217" calcext:value-type="float">
            <text:p>21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73" table:formula="of:=[.C27]-[.N27]" office:value-type="float" office:value="186" calcext:value-type="float">
            <text:p>186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653" calcext:value-type="float">
            <text:p>65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8]-[.N28]" office:value-type="float" office:value="5" calcext:value-type="float">
            <text:p>5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29]-[.N29]" office:value-type="float" office:value="34" calcext:value-type="float">
            <text:p>34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29" calcext:value-type="float">
            <text:p><text:s text:c="7"/>－29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726" calcext:value-type="float">
            <text:p>5,726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57" calcext:value-type="float">
            <text:p>3,057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47" calcext:value-type="float">
            <text:p>5,347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379" calcext:value-type="float">
            <text:p>37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25" calcext:value-type="float">
            <text:p>2,625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1" calcext:value-type="float">
            <text:p>2,45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7" calcext:value-type="float">
            <text:p>1,247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174" calcext:value-type="float">
            <text:p>17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01" calcext:value-type="float">
            <text:p>3,10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5" calcext:value-type="float">
            <text:p>1,645</text:p>
          </table:table-cell>
          <table:table-cell table:style-name="ce43" office:value-type="float" office:value="1171" calcext:value-type="float">
            <text:p>1,171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6" calcext:value-type="float">
            <text:p>2,89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171" calcext:value-type="float">
            <text:p>1,171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205" calcext:value-type="float">
            <text:p>20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06" calcext:value-type="float">
            <text:p>3,30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38" calcext:value-type="float">
            <text:p>3,83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4]-[.N34]" office:value-type="float" office:value="-532" calcext:value-type="float">
            <text:p><text:s text:c="7"/>－53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05" calcext:value-type="float">
            <text:p>1,50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7" calcext:value-type="float">
            <text:p>1,78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5]-[.N35]" office:value-type="float" office:value="-282" calcext:value-type="float">
            <text:p><text:s text:c="7"/>－28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01" calcext:value-type="float">
            <text:p>1,80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5" calcext:value-type="float">
            <text:p>665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1" calcext:value-type="float">
            <text:p>2,05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1" calcext:value-type="float">
            <text:p>991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250" calcext:value-type="float">
            <text:p><text:s text:c="7"/>－25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28" calcext:value-type="float">
            <text:p>1,52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148" calcext:value-type="float">
            <text:p><text:s text:c="7"/>－14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98" calcext:value-type="float">
            <text:p><text:s text:c="7"/>－9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5" calcext:value-type="float">
            <text:p>90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50" calcext:value-type="float">
            <text:p><text:s text:c="7"/>－5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0]-[.N40]" office:value-type="float" office:value="-184" calcext:value-type="float">
            <text:p><text:s text:c="7"/>－18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16" calcext:value-type="float">
            <text:p>1,0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office:value-type="float" office:value="365" calcext:value-type="float">
            <text:p>3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105" calcext:value-type="float">
            <text:p>1,10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89" calcext:value-type="float">
            <text:p><text:s text:c="7"/>－8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30" calcext:value-type="float">
            <text:p>1,2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-95" calcext:value-type="float">
            <text:p><text:s text:c="7"/>－9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-260" calcext:value-type="float">
            <text:p><text:s text:c="7"/>－260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136" calcext:value-type="float">
            <text:p><text:s text:c="7"/>－13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124" calcext:value-type="float">
            <text:p><text:s text:c="7"/>－124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761" calcext:value-type="float">
            <text:p>3,76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547" calcext:value-type="float">
            <text:p>1,54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7" calcext:value-type="float">
            <text:p>3,85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4" calcext:value-type="float">
            <text:p>1,944</text:p>
          </table:table-cell>
          <table:table-cell table:style-name="ce41" office:value-type="float" office:value="1547" calcext:value-type="float">
            <text:p>1,54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-96" calcext:value-type="float">
            <text:p><text:s text:c="7"/>－96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78" calcext:value-type="float">
            <text:p>1,678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2" calcext:value-type="float">
            <text:p>802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82" calcext:value-type="float">
            <text:p><text:s text:c="7"/>－82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7" calcext:value-type="float">
            <text:p>2,09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-14" calcext:value-type="float">
            <text:p><text:s text:c="7"/>－14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746" calcext:value-type="float">
            <text:p>4,74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62" calcext:value-type="float">
            <text:p>4,962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9]-[.N49]" office:value-type="float" office:value="-216" calcext:value-type="float">
            <text:p><text:s text:c="7"/>－21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40" calcext:value-type="float">
            <text:p>2,14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3" calcext:value-type="float">
            <text:p>2,31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-173" calcext:value-type="float">
            <text:p><text:s text:c="7"/>－17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06" calcext:value-type="float">
            <text:p>2,60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5" calcext:value-type="float">
            <text:p>665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9" calcext:value-type="float">
            <text:p>2,64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989" calcext:value-type="float">
            <text:p>9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1]-[.N51]" office:value-type="float" office:value="-43" calcext:value-type="float">
            <text:p><text:s text:c="7"/>－4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2]-[.N52]" office:value-type="float" office:value="-213" calcext:value-type="float">
            <text:p><text:s text:c="7"/>－21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63" calcext:value-type="float">
            <text:p>1,263</text:p>
          </table:table-cell>
          <table:table-cell table:number-columns-repeated="2" table:style-name="ce42" office:value-type="float" office:value="36" calcext:value-type="float">
            <text:p>3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3]-[.N53]" office:value-type="float" office:value="-113" calcext:value-type="float">
            <text:p><text:s text:c="7"/>－11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7" calcext:value-type="float">
            <text:p>1,68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100" calcext:value-type="float">
            <text:p><text:s text:c="7"/>－10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159" calcext:value-type="float">
            <text:p><text:s text:c="7"/>－15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18" calcext:value-type="float">
            <text:p>1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56" calcext:value-type="float">
            <text:p><text:s text:c="7"/>－5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103" calcext:value-type="float">
            <text:p><text:s text:c="7"/>－10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3" calcext:value-type="float">
            <text:p>683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8]-[.N58]" office:value-type="float" office:value="-86" calcext:value-type="float">
            <text:p><text:s text:c="7"/>－8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9]-[.N59]" office:value-type="float" office:value="0" calcext:value-type="float">
            <text:p>－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0]-[.N60]" office:value-type="float" office:value="-86" calcext:value-type="float">
            <text:p><text:s text:c="7"/>－8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89" calcext:value-type="float">
            <text:p>189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98" calcext:value-type="float">
            <text:p>9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91" calcext:value-type="float">
            <text:p>91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029" calcext:value-type="float">
            <text:p>2,02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6" calcext:value-type="float">
            <text:p>2,23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207" calcext:value-type="float">
            <text:p><text:s text:c="7"/>－207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93" calcext:value-type="float">
            <text:p><text:s text:c="7"/>－93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1" calcext:value-type="float">
            <text:p>1,26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114" calcext:value-type="float">
            <text:p><text:s text:c="7"/>－11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4" calcext:value-type="float">
            <text:p>2,01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67]-[.N67]" office:value-type="float" office:value="110" calcext:value-type="float">
            <text:p>11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65" calcext:value-type="float">
            <text:p>96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39" calcext:value-type="float">
            <text:p>3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9]-[.N69]" office:value-type="float" office:value="71" calcext:value-type="float">
            <text:p>7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283" calcext:value-type="float">
            <text:p>7,283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32" calcext:value-type="float">
            <text:p>3,232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902" calcext:value-type="float">
            <text:p>6,90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71" table:formula="of:=[.C70]-[.N70]" office:value-type="float" office:value="381" calcext:value-type="float">
            <text:p>38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07" calcext:value-type="float">
            <text:p>3,307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7" calcext:value-type="float">
            <text:p>1,437</text:p>
          </table:table-cell>
          <table:table-cell table:style-name="ce42" office:value-type="float" office:value="1531" calcext:value-type="float">
            <text:p>1,5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22" calcext:value-type="float">
            <text:p>3,222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1" calcext:value-type="float">
            <text:p>1,411</text:p>
          </table:table-cell>
          <table:table-cell table:style-name="ce42" office:value-type="float" office:value="1531" calcext:value-type="float">
            <text:p>1,53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8" calcext:value-type="float">
            <text:p>8</text:p>
          </table:table-cell>
          <table:table-cell table:style-name="ce72" table:formula="of:=[.C71]-[.N71]" office:value-type="float" office:value="85" calcext:value-type="float">
            <text:p>8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76" calcext:value-type="float">
            <text:p>3,976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5" calcext:value-type="float">
            <text:p>1,795</text:p>
          </table:table-cell>
          <table:table-cell table:style-name="ce43" office:value-type="float" office:value="1760" calcext:value-type="float">
            <text:p>1,76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80" calcext:value-type="float">
            <text:p>3,680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8" calcext:value-type="float">
            <text:p>1,588</text:p>
          </table:table-cell>
          <table:table-cell table:style-name="ce43" office:value-type="float" office:value="1760" calcext:value-type="float">
            <text:p>1,760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72]-[.N72]" office:value-type="float" office:value="296" calcext:value-type="float">
            <text:p>29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150" calcext:value-type="float">
            <text:p>15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74" calcext:value-type="float">
            <text:p>7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76" calcext:value-type="float">
            <text:p>7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76" calcext:value-type="float">
            <text:p>3,876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277" calcext:value-type="float">
            <text:p>27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55" calcext:value-type="float">
            <text:p>1,75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5" calcext:value-type="float">
            <text:p>1,69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787" calcext:value-type="float">
            <text:p>787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7]-[.N77]" office:value-type="float" office:value="60" calcext:value-type="float">
            <text:p>6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5" calcext:value-type="float">
            <text:p>955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4" calcext:value-type="float">
            <text:p>1,90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217" calcext:value-type="float">
            <text:p>217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5777" calcext:value-type="float">
            <text:p>15,777</text:p>
          </table:table-cell>
          <table:table-cell table:style-name="ce38" office:value-type="float" office:value="1715" calcext:value-type="float">
            <text:p>1,7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6638" calcext:value-type="float">
            <text:p>6,638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97" calcext:value-type="float">
            <text:p>6,797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649" calcext:value-type="float">
            <text:p>17,649</text:p>
          </table:table-cell>
          <table:table-cell table:style-name="ce38" office:value-type="float" office:value="1803" calcext:value-type="float">
            <text:p>1,8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8714" calcext:value-type="float">
            <text:p>8,714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97" calcext:value-type="float">
            <text:p>6,797</text:p>
          </table:table-cell>
          <table:table-cell table:style-name="ce38" office:value-type="float" office:value="26" calcext:value-type="float">
            <text:p>26</text:p>
          </table:table-cell>
          <table:table-cell table:style-name="ce55" office:value-type="float" office:value="8" calcext:value-type="float">
            <text:p>8</text:p>
          </table:table-cell>
          <table:table-cell table:style-name="ce68" table:formula="of:=[.C79]-[.N79]" office:value-type="float" office:value="-1872" calcext:value-type="float">
            <text:p><text:s text:c="7"/>－1,872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7104" calcext:value-type="float">
            <text:p>7,104</text:p>
          </table:table-cell>
          <table:table-cell table:style-name="ce39" office:value-type="float" office:value="724" calcext:value-type="float">
            <text:p>7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3007" calcext:value-type="float">
            <text:p>3,007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09" calcext:value-type="float">
            <text:p>3,10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163" calcext:value-type="float">
            <text:p>8,163</text:p>
          </table:table-cell>
          <table:table-cell table:style-name="ce39" office:value-type="float" office:value="783" calcext:value-type="float">
            <text:p>7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4114" calcext:value-type="float">
            <text:p>4,114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09" calcext:value-type="float">
            <text:p>3,109</text:p>
          </table:table-cell>
          <table:table-cell table:style-name="ce39" office:value-type="float" office:value="20" calcext:value-type="float">
            <text:p>20</text:p>
          </table:table-cell>
          <table:table-cell table:style-name="ce56" office:value-type="float" office:value="6" calcext:value-type="float">
            <text:p>6</text:p>
          </table:table-cell>
          <table:table-cell table:style-name="ce69" table:formula="of:=[.C80]-[.N80]" office:value-type="float" office:value="-1059" calcext:value-type="float">
            <text:p><text:s text:c="7"/>－1,059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8673" calcext:value-type="float">
            <text:p>8,673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3631" calcext:value-type="float">
            <text:p>3,631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8" calcext:value-type="float">
            <text:p>3,688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486" calcext:value-type="float">
            <text:p>9,486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4600" calcext:value-type="float">
            <text:p>4,600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88" calcext:value-type="float">
            <text:p>3,688</text:p>
          </table:table-cell>
          <table:table-cell table:style-name="ce40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70" table:formula="of:=[.C81]-[.N81]" office:value-type="float" office:value="-813" calcext:value-type="float">
            <text:p><text:s text:c="7"/>－813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078" calcext:value-type="float">
            <text:p>8,078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20" calcext:value-type="float">
            <text:p>3,520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877" calcext:value-type="float">
            <text:p>7,877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18" calcext:value-type="float">
            <text:p>3,518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12" calcext:value-type="float">
            <text:p>3,812</text:p>
          </table:table-cell>
          <table:table-cell table:style-name="ce38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82]-[.N82]" office:value-type="float" office:value="201" calcext:value-type="float">
            <text:p>201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665" calcext:value-type="float">
            <text:p>3,665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03" calcext:value-type="float">
            <text:p>1,603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53" calcext:value-type="float">
            <text:p>1,75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58" calcext:value-type="float">
            <text:p>3,658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9" calcext:value-type="float">
            <text:p>1,64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53" calcext:value-type="float">
            <text:p>1,753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3]-[.N83]" office:value-type="float" office:value="7" calcext:value-type="float">
            <text:p>7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17" calcext:value-type="float">
            <text:p>1,917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3" calcext:value-type="float">
            <text:p>3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194" calcext:value-type="float">
            <text:p>194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75" calcext:value-type="float">
            <text:p>3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9" calcext:value-type="float">
            <text:p>59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56" calcext:value-type="float">
            <text:p>3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-13" calcext:value-type="float">
            <text:p><text:s text:c="7"/>－13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99" calcext:value-type="float">
            <text:p>19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-55" calcext:value-type="float">
            <text:p><text:s text:c="7"/>－55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76" calcext:value-type="float">
            <text:p>17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36" calcext:value-type="float">
            <text:p>13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42" calcext:value-type="float">
            <text:p>4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38" calcext:value-type="float">
            <text:p>3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0" calcext:value-type="float">
            <text:p>27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50" calcext:value-type="float">
            <text:p>5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2" calcext:value-type="float">
            <text:p>1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-11" calcext:value-type="float">
            <text:p><text:s text:c="7"/>－1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6" calcext:value-type="float">
            <text:p>16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8" calcext:value-type="float">
            <text:p>10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61" calcext:value-type="float">
            <text:p>6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63" calcext:value-type="float">
            <text:p><text:s text:c="7"/>－6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44" calcext:value-type="float">
            <text:p><text:s text:c="7"/>－4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19" calcext:value-type="float">
            <text:p><text:s text:c="7"/>－19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8月6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MOI</dc:creator>
    <dc:date>2008-08-06T15:04:14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